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stroke="none" svg:stroke-color="#000000" draw:fill="none" draw:fill-color="#ffffff" fo:min-height="0.477cm"/>
    </style:style>
    <style:style style:name="gr8" style:family="graphic" style:parent-style-name="standard">
      <style:graphic-properties svg:stroke-color="#000000" draw:fill-color="#00cc00" draw:textarea-horizontal-align="justify" draw:textarea-vertical-align="middle" draw:auto-grow-height="false" fo:min-height="0.018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018cm" fo:min-width="0cm"/>
    </style:style>
    <style:style style:name="gr10" style:family="graphic" style:parent-style-name="standard">
      <style:graphic-properties svg:stroke-color="#000000" draw:fill-color="#ffcc00" draw:textarea-horizontal-align="justify" draw:textarea-vertical-align="middle" draw:auto-grow-height="false" fo:min-height="0.018cm" fo:min-width="0cm"/>
    </style:style>
    <style:style style:name="gr11" style:family="graphic" style:parent-style-name="standard">
      <style:graphic-properties svg:stroke-color="#000000" draw:fill="gradient" draw:fill-color="#ffffff" draw:fill-gradient-name="Gradient_20_3" draw:opacity="100%" draw:textarea-horizontal-align="justify" draw:textarea-vertical-align="middle" draw:auto-grow-height="false" fo:min-height="0.018cm" fo:min-width="0cm"/>
    </style:style>
    <style:style style:name="gr12" style:family="graphic" style:parent-style-name="standard">
      <style:graphic-properties draw:stroke="none" svg:stroke-color="#000000" draw:fill="none" draw:fill-color="#ffffff" fo:min-height="0.249cm"/>
    </style:style>
    <style:style style:name="gr13" style:family="graphic" style:parent-style-name="standard">
      <style:graphic-properties svg:stroke-color="#000000" draw:fill="solid" draw:fill-color="#ff3333" draw:opacity="100%" draw:textarea-horizontal-align="justify" draw:textarea-vertical-align="middle" draw:auto-grow-height="false" fo:min-height="0.018cm" fo:min-width="0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76cm" fo:min-width="3.23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-color="#000000"/>
      <style:paragraph-properties fo:text-align="center"/>
      <style:text-properties fo:font-size="6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6pt"/>
    </style:style>
    <style:style style:name="P4" style:family="paragraph">
      <loext:graphic-properties draw:fill="none" draw:fill-color="#ffffff"/>
      <style:text-properties fo:font-size="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cc00"/>
      <style:paragraph-properties fo:text-align="center"/>
      <style:text-properties fo:font-size="6pt"/>
    </style:style>
    <style:style style:name="P7" style:family="paragraph">
      <loext:graphic-properties draw:fill-color="#ffffff"/>
      <style:paragraph-properties fo:text-align="center"/>
      <style:text-properties fo:font-size="6pt"/>
    </style:style>
    <style:style style:name="P8" style:family="paragraph">
      <loext:graphic-properties draw:fill-color="#ffcc00"/>
      <style:paragraph-properties fo:text-align="center"/>
      <style:text-properties fo:font-size="6pt"/>
    </style:style>
    <style:style style:name="P9" style:family="paragraph">
      <loext:graphic-properties draw:fill="gradient" draw:fill-color="#ffffff" draw:fill-gradient-name="Gradient_20_3" draw:opacity="100%"/>
      <style:paragraph-properties fo:text-align="center"/>
      <style:text-properties fo:font-size="6pt"/>
    </style:style>
    <style:style style:name="P10" style:family="paragraph">
      <loext:graphic-properties draw:fill="solid" draw:fill-color="#ff3333" draw:opacity="100%"/>
      <style:paragraph-properties fo:text-align="center"/>
      <style:text-properties fo:font-size="6pt"/>
    </style:style>
    <style:style style:name="P11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none" draw:fill-color="#ffffff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font-size="6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372cm" svg:height="0.378cm" svg:x="14.802cm" svg:y="3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726cm" svg:height="1.199cm" svg:x="13.125cm" svg:y="5.246cm">
          <text:p text:style-name="P2"><text:span text:style-name="T1">Z1/</text:span><text:span text:style-name="T2">Maschinenstatus: off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4.988cm" svg:y1="4.173cm" svg:x2="14.988cm" svg:y2="5.246cm" draw:start-shape="id1" draw:start-glue-point="8" draw:end-shape="id2" draw:end-glue-point="0" svg:d="M14988 4173v1073" svg:viewBox="0 0 1 1074">
          <text:p/>
        </draw:connector>
        <draw:custom-shape draw:style-name="gr4" draw:text-style-name="P3" xml:id="id3" draw:id="id3" draw:layer="layout" svg:width="1.2cm" svg:height="1.2cm" svg:x="14.389cm" svg:y="7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988cm" svg:y1="6.445cm" svg:x2="14.989cm" svg:y2="7.095cm" draw:start-shape="id2" draw:start-glue-point="2" draw:end-shape="id3" draw:end-glue-point="4" svg:d="M14988 6445v325h1v325" svg:viewBox="0 0 2 651">
          <text:p/>
        </draw:connector>
        <draw:custom-shape draw:style-name="gr5" draw:text-style-name="P3" xml:id="id4" draw:id="id4" draw:layer="layout" svg:width="3.725cm" svg:height="1.199cm" svg:x="2cm" svg:y="11.301cm">
          <text:p text:style-name="P2"><text:span text:style-name="T1">Z2/</text:span><text:span text:style-name="T2">Maschinenstatus:</text:span></text:p>
          <text:p text:style-name="P2"><text:span text:style-name="T2"><text:s/></text:span><text:span text:style-name="T2">PROC</text:span></text:p>
          <text:p text:style-name="P2"><text:span text:style-name="T2">LED-Farbe: grü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4.389cm" svg:y1="7.695cm" svg:x2="3.862cm" svg:y2="11.301cm" draw:start-shape="id3" draw:start-glue-point="5" draw:end-shape="id4" draw:end-glue-point="0" svg:d="M14389 7695h-10527v3606" svg:viewBox="0 0 10528 3607">
          <text:p/>
        </draw:connector>
        <draw:frame draw:style-name="gr6" draw:text-style-name="P4" draw:layer="layout" svg:width="3.7cm" svg:height="0.6cm" svg:x="9.999cm" svg:y="7.295cm">
          <draw:text-box>
            <text:p><text:span text:style-name="T3">Prozess wird abgearbeitet</text:span></text:p>
          </draw:text-box>
        </draw:frame>
        <draw:custom-shape draw:style-name="gr1" draw:text-style-name="P1" draw:layer="layout" svg:width="0.373cm" svg:height="0.378cm" svg:x="14.802cm" svg:y="3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3.725cm" svg:height="1.199cm" svg:x="24cm" svg:y="11.301cm">
          <text:p text:style-name="P2"><text:span text:style-name="T1">Z6/</text:span><text:span text:style-name="T2">Maschine nicht </text:span></text:p>
          <text:p text:style-name="P2"><text:span text:style-name="T2">nicht gefunden</text:span></text:p>
          <text:p text:style-name="P2"><text:span text:style-name="T2">LED-Farbe: off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5.589cm" svg:y1="7.695cm" svg:x2="25.862cm" svg:y2="11.301cm" draw:start-shape="id3" draw:start-glue-point="7" draw:end-shape="id5" draw:end-glue-point="0" svg:d="M15589 7695h10273v3606" svg:viewBox="0 0 10274 3607">
          <text:p/>
        </draw:connector>
        <draw:frame draw:style-name="gr7" draw:text-style-name="P4" draw:layer="layout" svg:width="3.7cm" svg:height="0.727cm" svg:x="17.8cm" svg:y="7.3cm">
          <draw:text-box>
            <text:p><text:span text:style-name="T3">Anlage nicht in Datenbank vorhanden / Anlage deaktiviert</text:span></text:p>
          </draw:text-box>
        </draw:frame>
        <draw:custom-shape draw:style-name="gr5" draw:text-style-name="P3" xml:id="id6" draw:id="id6" draw:layer="layout" svg:width="3.725cm" svg:height="1.199cm" svg:x="6.9cm" svg:y="11.301cm">
          <text:p text:style-name="P2"><text:span text:style-name="T1">Z3/</text:span><text:span text:style-name="T2">Maschinenstatus:</text:span></text:p>
          <text:p text:style-name="P2"><text:span text:style-name="T2">IDLE</text:span></text:p>
          <text:p text:style-name="P2"><text:span text:style-name="T2">LED-Farbe: gel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73cm" svg:height="0.378cm" svg:x="5.1cm" svg:y="11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373cm" svg:height="0.378cm" svg:x="27.1cm" svg:y="11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14.989cm" svg:y1="8.295cm" svg:x2="8.762cm" svg:y2="11.301cm" draw:start-shape="id3" draw:start-glue-point="6" draw:end-shape="id6" svg:d="M14989 8295v1503h-6227v1503" svg:viewBox="0 0 6228 3007">
          <text:p/>
        </draw:connector>
        <draw:frame draw:style-name="gr7" draw:text-style-name="P4" draw:layer="layout" svg:width="3.7cm" svg:height="0.727cm" svg:x="9.999cm" svg:y="9.43cm">
          <draw:text-box>
            <text:p><text:span text:style-name="T3">Warten auf einen abzuarbeitenden Prozess </text:span></text:p>
          </draw:text-box>
        </draw:frame>
        <draw:custom-shape draw:style-name="gr10" draw:text-style-name="P8" draw:layer="layout" svg:width="0.373cm" svg:height="0.378cm" svg:x="9.9cm" svg:y="11.7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3.725cm" svg:height="1.199cm" svg:x="19.1cm" svg:y="11.301cm">
          <text:p text:style-name="P2"><text:span text:style-name="T1">Z5/</text:span><text:span text:style-name="T2">Maschinenstatus:</text:span></text:p>
          <text:p text:style-name="P2"><text:span text:style-name="T2">DOWN</text:span></text:p>
          <text:p text:style-name="P2"><text:span text:style-name="T2">LED-Farbe: rot </text:span></text:p>
          <text:p text:style-name="P2"><text:span text:style-name="T2">blin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373cm" svg:height="0.378cm" svg:x="22.1cm" svg:y="11.7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14.989cm" svg:y1="8.295cm" svg:x2="20.962cm" svg:y2="11.301cm" draw:start-shape="id3" draw:start-glue-point="6" draw:end-shape="id7" svg:d="M14989 8295v1503h5973v1503" svg:viewBox="0 0 5974 3007">
          <text:p/>
        </draw:connector>
        <draw:frame draw:style-name="gr12" draw:text-style-name="P4" draw:layer="layout" svg:width="5.101cm" svg:height="0.499cm" svg:x="15.699cm" svg:y="9.43cm">
          <draw:text-box>
            <text:p><text:span text:style-name="T3">Komponente der Anlage defekt </text:span></text:p>
          </draw:text-box>
        </draw:frame>
        <draw:custom-shape draw:style-name="gr5" draw:text-style-name="P3" xml:id="id8" draw:id="id8" draw:layer="layout" svg:width="3.725cm" svg:height="1.199cm" svg:x="13.13cm" svg:y="11.301cm">
          <text:p text:style-name="P2"><text:span text:style-name="T1">Z4/</text:span><text:span text:style-name="T2">Maschinenstatus: </text:span></text:p>
          <text:p text:style-name="P2"><text:span text:style-name="T2">MAINT</text:span></text:p>
          <text:p text:style-name="P2"><text:span text:style-name="T2">LED-Farbe: ro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4.989cm" svg:y1="8.295cm" svg:x2="14.992cm" svg:y2="11.301cm" draw:start-shape="id3" draw:start-glue-point="6" draw:end-shape="id8" draw:end-glue-point="0" svg:d="M14989 8295v1503h3v1503" svg:viewBox="0 0 4 3007">
          <text:p/>
        </draw:connector>
        <draw:custom-shape draw:style-name="gr13" draw:text-style-name="P10" draw:layer="layout" svg:width="0.373cm" svg:height="0.378cm" svg:x="16.1cm" svg:y="11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cm" svg:height="0.727cm" svg:x="14.8cm" svg:y="10.173cm">
          <draw:text-box>
            <text:p><text:span text:style-name="T3">Wartung steht</text:span></text:p>
            <text:p><text:span text:style-name="T3"><text:s/></text:span><text:span text:style-name="T3">an</text:span></text:p>
          </draw:text-box>
        </draw:frame>
        <draw:custom-shape draw:style-name="gr1" draw:text-style-name="P1" xml:id="id10" draw:id="id10" draw:layer="layout" svg:width="0.373cm" svg:height="0.378cm" svg:x="14.802cm" svg:y="18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9" draw:id="id9" draw:layer="layout" svg:width="3.73cm" svg:height="2.01cm" svg:x="13.13cm" svg:y="14.9cm">
          <text:p text:style-name="P2"><text:span text:style-name="T4">warten auf neuen Maschinenstatu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4.995cm" svg:y1="16.91cm" svg:x2="14.989cm" svg:y2="18.797cm" draw:start-shape="id9" draw:start-glue-point="2" draw:end-shape="id10" draw:end-glue-point="4" svg:d="M14995 16910v944h-6v943" svg:viewBox="0 0 7 1888">
          <text:p/>
        </draw:connector>
        <draw:connector draw:style-name="gr3" draw:text-style-name="P5" draw:layer="layout" svg:x1="3.862cm" svg:y1="12.5cm" svg:x2="14.995cm" svg:y2="14.9cm" draw:start-shape="id4" draw:start-glue-point="2" draw:end-shape="id9" draw:end-glue-point="0" svg:d="M3862 12500v1200h11133v1200" svg:viewBox="0 0 11134 2401">
          <text:p/>
        </draw:connector>
        <draw:connector draw:style-name="gr3" draw:text-style-name="P5" draw:layer="layout" svg:x1="25.862cm" svg:y1="12.5cm" svg:x2="14.995cm" svg:y2="14.9cm" draw:start-shape="id5" draw:start-glue-point="2" draw:end-shape="id9" svg:d="M25862 12500v1200h-10867v1200" svg:viewBox="0 0 10868 2401">
          <text:p/>
        </draw:connector>
        <draw:connector draw:style-name="gr3" draw:text-style-name="P5" draw:layer="layout" svg:x1="8.762cm" svg:y1="12.5cm" svg:x2="14.995cm" svg:y2="14.9cm" draw:start-shape="id6" draw:start-glue-point="2" draw:end-shape="id9" draw:end-glue-point="0" svg:d="M8762 12500v1200h6233v1200" svg:viewBox="0 0 6234 2401">
          <text:p/>
        </draw:connector>
        <draw:connector draw:style-name="gr3" draw:text-style-name="P5" draw:layer="layout" svg:x1="20.962cm" svg:y1="12.5cm" svg:x2="14.995cm" svg:y2="14.9cm" draw:start-shape="id7" draw:start-glue-point="2" draw:end-shape="id9" draw:end-glue-point="0" svg:d="M20962 12500v1200h-5967v1200" svg:viewBox="0 0 5968 2401">
          <text:p/>
        </draw:connector>
        <draw:connector draw:style-name="gr3" draw:text-style-name="P5" draw:layer="layout" svg:x1="14.992cm" svg:y1="12.5cm" svg:x2="14.995cm" svg:y2="14.9cm" draw:start-shape="id8" draw:start-glue-point="2" draw:end-shape="id9" draw:end-glue-point="0" svg:d="M14992 12500v1200h3v1200" svg:viewBox="0 0 4 2401">
          <text:p/>
        </draw:connector>
        <draw:frame draw:style-name="gr15" draw:text-style-name="P12" draw:layer="layout" svg:width="5.3cm" svg:height="1cm" svg:x="1cm" svg:y="1cm">
          <draw:text-box>
            <text:p>Maschinenstat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axial" draw:start-color="#ffffff" draw:end-color="#ff3333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5-23T09:46:52.106619925</dc:date>
    <meta:editing-duration>PT2H12M41S</meta:editing-duration>
    <meta:editing-cycles>25</meta:editing-cycles>
    <meta:generator>LibreOffice/5.1.6.2$Linux_X86_64 LibreOffice_project/10m0$Build-2</meta:generator>
    <meta:document-statistic meta:object-count="35"/>
  </office:meta>
</office:document-meta>
</file>